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eca5" officeooo:paragraph-rsid="0009eca5"/>
    </style:style>
    <style:style style:name="P2" style:family="paragraph" style:parent-style-name="Standard">
      <style:text-properties officeooo:rsid="0009ed6d" officeooo:paragraph-rsid="0009ed6d"/>
    </style:style>
    <style:style style:name="P3" style:family="paragraph" style:parent-style-name="Standard">
      <style:text-properties officeooo:rsid="000b28a5" officeooo:paragraph-rsid="000b28a5"/>
    </style:style>
    <style:style style:name="P4" style:family="paragraph" style:parent-style-name="Standard">
      <style:text-properties officeooo:rsid="000b812c" officeooo:paragraph-rsid="000b812c"/>
    </style:style>
    <style:style style:name="P5" style:family="paragraph" style:parent-style-name="Standard">
      <style:paragraph-properties fo:break-before="page"/>
      <style:text-properties officeooo:rsid="000c125a" officeooo:paragraph-rsid="000c125a"/>
    </style:style>
    <style:style style:name="P6" style:family="paragraph" style:parent-style-name="Standard" style:list-style-name="L1">
      <style:text-properties officeooo:rsid="000b28a5" officeooo:paragraph-rsid="000b28a5" fo:background-color="#72bf44"/>
    </style:style>
    <style:style style:name="P7" style:family="paragraph" style:parent-style-name="Standard" style:list-style-name="L1">
      <style:text-properties officeooo:rsid="0009ed6d" officeooo:paragraph-rsid="0009ed6d" fo:background-color="#72bf44"/>
    </style:style>
    <style:style style:name="P8" style:family="paragraph" style:parent-style-name="Standard" style:list-style-name="L1">
      <style:text-properties officeooo:rsid="0009ed6d" officeooo:paragraph-rsid="000b28a5" fo:background-color="#72bf44"/>
    </style:style>
    <style:style style:name="P9" style:family="paragraph" style:parent-style-name="Standard" style:list-style-name="L1">
      <style:text-properties style:text-underline-style="solid" style:text-underline-width="auto" style:text-underline-color="font-color" officeooo:rsid="0009ed6d" officeooo:paragraph-rsid="0009ed6d" fo:background-color="#72bf44"/>
    </style:style>
    <style:style style:name="P10" style:family="paragraph" style:parent-style-name="Standard" style:list-style-name="L1">
      <style:text-properties style:text-underline-style="solid" style:text-underline-width="auto" style:text-underline-color="font-color" officeooo:rsid="000b28a5" officeooo:paragraph-rsid="000b28a5" fo:background-color="#72bf44"/>
    </style:style>
    <style:style style:name="P11" style:family="paragraph" style:parent-style-name="Standard" style:list-style-name="L1">
      <style:text-properties style:text-underline-style="solid" style:text-underline-width="auto" style:text-underline-color="font-color" officeooo:rsid="000b28a5" officeooo:paragraph-rsid="000b28a5" fo:background-color="transparent"/>
    </style:style>
    <style:style style:name="P12" style:family="paragraph" style:parent-style-name="Standard" style:list-style-name="L1">
      <style:text-properties officeooo:rsid="000b28a5" officeooo:paragraph-rsid="000b28a5" fo:background-color="transparent"/>
    </style:style>
    <style:style style:name="P13" style:family="paragraph" style:parent-style-name="Standard" style:list-style-name="L1">
      <style:text-properties officeooo:rsid="0009ed6d" officeooo:paragraph-rsid="000b28a5"/>
    </style:style>
    <style:style style:name="P14" style:family="paragraph" style:parent-style-name="Standard" style:list-style-name="L1">
      <style:text-properties officeooo:rsid="000b28a5" officeooo:paragraph-rsid="000b28a5"/>
    </style:style>
    <style:style style:name="P15" style:family="paragraph" style:parent-style-name="Standard">
      <style:text-properties officeooo:rsid="000dbfc6" officeooo:paragraph-rsid="000dbfc6"/>
    </style:style>
    <style:style style:name="P16" style:family="paragraph" style:parent-style-name="Standard">
      <style:text-properties fo:font-weight="bold" officeooo:rsid="000dbfc6" officeooo:paragraph-rsid="000dbfc6"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b812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28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otr P. Płucienniczak &amp; Daniel Płatek</text:p>
      <text:p text:style-name="P1">WHY WORKERS PROTEST?</text:p>
      <text:p text:style-name="P1">ECONOMIC OPPORTUNITIES AND WORKERS’ COLLECTIVE ACTION IN POLAND 2004–2016</text:p>
      <text:p text:style-name="Standard"/>
      <text:p text:style-name="P1">Punkt wyjścia: <text:span text:style-name="T1">z jakich powodów</text:span> protestują? <text:span text:style-name="T1">Co skłania</text:span> ich do protestu?</text:p>
      <text:p text:style-name="Standard"><text:s/></text:p>
      <text:p text:style-name="P1"><text:span text:style-name="T2">Typ idealny protestu pracowniczego:</text:span> (1) co występuje najczęściej; (2) jakie zmienne i jakie ich kombinacje pojawiają się najczęściej? (3) Jakiego rodzaju protesty najczęściej odnoszą skutek?</text:p>
      <text:p text:style-name="P1"><text:span text:style-name="T2">Typ anty-idealny protestu pracowniczego:</text:span> (1) co występuje najrzadziej, (2) co nie występuje wcale (3) jakiego rodzaju protesty najczęściej przegrywają?</text:p>
      <text:p text:style-name="Standard"/>
      <text:p text:style-name="P4">Inne podejście: pokazać, jak różne zmienne wpływają na kształt protestów? </text:p>
      <text:p text:style-name="Standard"/>
      <text:p text:style-name="P2"/>
      <text:p text:style-name="P2">MOŻLIWOŚCI GOSPODARCZE <text:span text:style-name="T3">(i rzeczy związane) </text:span>– </text:p>
      <text:list xml:id="list2269472215" text:style-name="L1">
        <text:list-item>
          <text:p text:style-name="P6">czas</text:p>
          <text:list>
            <text:list-item>
              <text:p text:style-name="P6">miesiąc</text:p>
            </text:list-item>
            <text:list-item>
              <text:p text:style-name="P6">pora roku</text:p>
            </text:list-item>
          </text:list>
        </text:list-item>
        <text:list-item>
          <text:p text:style-name="P7">geografia</text:p>
          <text:list>
            <text:list-item>
              <text:p text:style-name="P9">region</text:p>
            </text:list-item>
            <text:list-item>
              <text:p text:style-name="P11">region: stopa bezrobocia</text:p>
            </text:list-item>
            <text:list-item>
              <text:p text:style-name="P12"><text:span text:style-name="T4">region: poziom pkb</text:span> (wyższy/niższy od średniej?)</text:p>
            </text:list-item>
            <text:list-item>
              <text:p text:style-name="P9">wielkość miasta</text:p>
            </text:list-item>
            <text:list-item>
              <text:p text:style-name="P9">znaczenie miasta</text:p>
            </text:list-item>
          </text:list>
        </text:list-item>
        <text:list-item>
          <text:p text:style-name="P7">sektor gospodarki</text:p>
          <text:list>
            <text:list-item>
              <text:p text:style-name="P13"><text:span text:style-name="T5">organizacja </text:span><text:span text:style-name="T4">proces</text:span><text:span text:style-name="T5">u</text:span><text:span text:style-name="T4"> pracy</text:span> (przemysł/usługi/inne)</text:p>
            </text:list-item>
            <text:list-item>
              <text:p text:style-name="P13">średnia wielkość firmy</text:p>
            </text:list-item>
            <text:list-item>
              <text:p text:style-name="P13"><text:span text:style-name="T4">średnie uzwiązkowienie</text:span> sektora</text:p>
            </text:list-item>
            <text:list-item>
              <text:p text:style-name="P13"><text:span text:style-name="T4">dominujący kapitał</text:span> (publiczny/prywatny)</text:p>
            </text:list-item>
          </text:list>
        </text:list-item>
        <text:list-item>
          <text:p text:style-name="P8">charakterystyka pracowników</text:p>
          <text:list>
            <text:list-item>
              <text:p text:style-name="P10">obecność i forma organizacji</text:p>
            </text:list-item>
            <text:list-item>
              <text:p text:style-name="P6">współpraca aktorów zewnętrznych</text:p>
            </text:list-item>
            <text:list-item>
              <text:p text:style-name="P6">akty solidarności</text:p>
            </text:list-item>
          </text:list>
        </text:list-item>
        <text:list-item>
          <text:p text:style-name="P14">charakterystyka gospodarki</text:p>
          <text:list>
            <text:list-item>
              <text:p text:style-name="P14"><text:span text:style-name="T4">kraj: stopa bezrobocia</text:span> []</text:p>
            </text:list-item>
            <text:list-item>
              <text:p text:style-name="P14"><text:span text:style-name="T4">kraj: dynamika PKB </text:span>[]</text:p>
            </text:list-item>
            <text:list-item>
              <text:p text:style-name="P14"><text:span text:style-name="T4">kraj: liczba strajków</text:span> (GUS) w danym roku [dyfuzja]</text:p>
            </text:list-item>
            <text:list-item>
              <text:p text:style-name="P14">kraj: liczba protestów (PEA) w danym roku [dyfuzja] </text:p>
            </text:list-item>
          </text:list>
        </text:list-item>
        <text:list-item>
          <text:p text:style-name="P14">dialog społeczny</text:p>
          <text:list>
            <text:list-item>
              <text:p text:style-name="P14"><text:span text:style-name="T4">aktywność TK / RDS</text:span> [instytucjonalizacja]</text:p>
            </text:list-item>
          </text:list>
        </text:list-item>
      </text:list>
      <text:p text:style-name="P3"/>
      <text:p text:style-name="P3"/>
      <text:p text:style-name="P3"/>
      <text:p text:style-name="P3"/>
      <text:p text:style-name="P16">Inaczej:</text:p>
      <text:p text:style-name="P15">Na czym polegają OTWARTE STRUKTURY MOŻLIWOŚCI a na czym ZAMKNIĘTE? Można o tym wnioskować na podstawie tego powyżej. Otwarte, kiedy protest osiąga sukces, zamknięte kiedy (nie tyle przegrywa, co) w ogóle się nie pojawia</text:p>
      <text:p text:style-name="P15"/>
      <text:p text:style-name="P15">CZYLI:</text:p>
      <text:p text:style-name="P15">zacząć od definicji tego, czym są STRUKTURY MOŻLIWOŚCI i co może świadczyć o ich otwartości/zamkniętości (był też ten kiepski tekst Cisara/Navratila, zajrzeć)</text:p>
      <text:p text:style-name="P15">a następnie spróbować to przełożyć na dane z badania. Czy otwartość znaczy sukces czy w ogóle podjęcie dialogu? Jaki to ma związek z radykalizacją/instytucjonalizacją? Czy obserwujemy normalne zmiany w czaise? b</text:p>
      <text:p text:style-name="P15"><text:soft-page-break/></text:p>
      <text:p text:style-name="P15"/>
      <text:p text:style-name="P15"/>
      <text:p text:style-name="P15"/>
      <text:p text:style-name="P5">ABSTRACT:</text:p>
      <text:p text:style-name="Standard">Why workers protest? Economic opportunities and workers’ collective action in Poland 2004–2016</text:p>
      <text:p text:style-name="Standard"/>
      <text:p text:style-name="Standard">The official data on the industrial conflict in Poland do not allow in-depth studies of the labor movement and workplace struggles. It is a consequence of both the construction of the inadequate legal framework and transformations within broader economy and labor organizations themselves. According to radicalization hypothesis, weakness of trade unions and social dialogue institutions should lead to radicalization of industrial conflict. The official data focuses on strikes, a form of contention that is very costly in terms of both organizational, material and cultural resources. Those seem to be lacking in the Polish labor movement. What happens then?</text:p>
      <text:p text:style-name="Standard">The study is based on a statistical analysis of a database of over 2000 protest events organized by or on behalf of Polish workers in years 2004–2016. Data was collected from major daily newspapers using protest event analysis methodology. We study the material using the notion of opportunity structures commonly employed in sociology of social movements and statistical analysis to show how context shapes workers’ contentious activities. The opportunity structure theory identifies structural factors that influence actors’ ability and will to mobilize and also the repertoire of such mobilization. We discuss the possible convergence between sociology of industrial relations and POS in a framework of opportunieis for labor mobilization. It is used to overcome the limitations of liberal notion of political opportunities and to show how does the organization of the labor process shapes workers’ responses to exploitation. Analysis of protest data shows where workers can and do organize: what are their grievances and forms of action. It also shows the opposite, the social and economic spaces where there is no collective resistance (or, at least, it is invisible for our methodology). This, in consequence, allows us to track characteristics of workplaces or sectors that shape the chances for labor mobilization and its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8-08-01T13:31:10.587895735</meta:creation-date>
    <dc:date>2018-08-01T19:34:56.758903389</dc:date>
    <dc:creator>Piotr P. Płucienniczak</dc:creator>
    <meta:editing-duration>PT21M8S</meta:editing-duration>
    <meta:editing-cycles>5</meta:editing-cycles>
    <meta:generator>LibreOffice/6.0.3.2$Linux_X86_64 LibreOffice_project/00m0$Build-2</meta:generator>
    <meta:document-statistic meta:table-count="0" meta:image-count="0" meta:object-count="0" meta:page-count="3" meta:paragraph-count="43" meta:word-count="598" meta:character-count="4014" meta:non-whitespace-character-count="3481"/>
  </office:meta>
</office:document-meta>
</file>